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1000000001FE26427F.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Perpetua1" svg:font-family="Perpetua"/>
    <style:font-face style:name="Franklin Gothic Book2" svg:font-family="'Franklin Gothic Book'" style:font-family-generic="swiss"/>
    <style:font-face style:name="Franklin Gothic Book1"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Purisa" svg:font-family="Purisa"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pr2" style:family="presentation" style:parent-style-name="Title_20_Slide-notes">
      <style:graphic-properties draw:fill-color="#ffffff" fo:min-height="13.365cm"/>
    </style:style>
    <style:style style:name="pr3" style:family="presentation" style:parent-style-name="Title_20_and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pr4"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pr5" style:family="presentation" style:parent-style-name="Title_20_and_20_Content-notes">
      <style:graphic-properties draw:fill-color="#ffffff" fo:min-height="13.365cm"/>
    </style:style>
    <style:style style:name="pr6" style:family="presentation" style:parent-style-name="Title_20_and_20_Content-outline1">
      <style:graphic-properties draw:stroke="none" svg:stroke-width="0cm" draw:fill="none" draw:textarea-vertical-align="top" draw:auto-grow-height="false" draw:fit-to-size="shrink-to-fit" fo:min-height="11.049cm" fo:padding-top="0.125cm" fo:padding-bottom="0.125cm" fo:padding-left="0.25cm" fo:padding-right="0.25cm" fo:wrap-option="wrap"/>
    </style:style>
    <style:style style:name="pr7" style:family="presentation" style:parent-style-name="Title_20_and_20_Content-title">
      <style:graphic-properties draw:textarea-vertical-align="middle" draw:auto-grow-height="true" fo:min-height="3.174cm"/>
    </style:style>
    <style:style style:name="pr8" style:family="presentation" style:parent-style-name="Title_20_and_20_Content-subtitle">
      <style:graphic-properties draw:fill-color="#ffffff" draw:textarea-vertical-align="top" fo:min-height="12.699cm"/>
    </style:style>
    <style:style style:name="pr9" style:family="presentation" style:parent-style-name="Title_20_and_20_Content-notes">
      <style:graphic-properties draw:fill-color="#ffffff" fo:min-height="13.364cm"/>
    </style:style>
    <style:style style:name="pr10" style:family="presentation" style:parent-style-name="Title_20_and_20_Content-title">
      <style:graphic-properties draw:textarea-vertical-align="middle" fo:min-height="3.174cm"/>
    </style:style>
    <style:style style:name="pr11" style:family="presentation" style:parent-style-name="Title_20_and_20_Content-outline1">
      <style:graphic-properties fo:min-height="12.449cm"/>
    </style:style>
    <style:style style:name="pr12" style:family="presentation" style:parent-style-name="Title_20_and_20_Content-title">
      <style:graphic-properties fo:min-height="3.174cm"/>
    </style:style>
    <style:style style:name="P1" style:family="paragraph">
      <style:paragraph-properties fo:margin-top="0cm" fo:margin-bottom="0cm" fo:line-height="100%" fo:text-align="center" style:punctuation-wrap="hanging" style:writing-mode="lr-tb"/>
      <style:text-properties style:font-name="Century Schoolbook L" fo:hyphenate="false"/>
    </style:style>
    <style:style style:name="P2" style:family="paragraph">
      <style:paragraph-properties fo:text-align="start" style:font-independent-line-spacing="true"/>
      <style:text-properties style:font-name="Century Schoolbook L" fo:font-size="40pt"/>
    </style:style>
    <style:style style:name="P3" style:family="paragraph">
      <style:paragraph-properties fo:margin-top="0cm" fo:margin-bottom="0cm" fo:line-height="100%" fo:text-align="start" style:punctuation-wrap="hanging" style:writing-mode="lr-tb"/>
      <style:text-properties style:font-name="Century Schoolbook L" fo:hyphenate="false"/>
    </style:style>
    <style:style style:name="P4" style:family="paragraph">
      <style:paragraph-properties fo:margin-left="0cm" fo:margin-right="0cm" fo:margin-top="0.205cm" fo:margin-bottom="0cm" fo:line-height="100%" fo:text-align="start" fo:text-indent="0cm" style:punctuation-wrap="hanging" style:writing-mode="lr-tb"/>
      <style:text-properties style:font-name="Century Schoolbook L" fo:hyphenate="false"/>
    </style:style>
    <style:style style:name="P5" style:family="paragraph">
      <style:paragraph-properties fo:text-align="start" style:font-independent-line-spacing="true"/>
      <style:text-properties style:font-name="Century Schoolbook L" fo:font-size="26pt"/>
    </style:style>
    <style:style style:name="P6" style:family="paragraph">
      <style:paragraph-properties fo:margin-left="0.762cm" fo:margin-right="0cm" fo:margin-top="0.205cm" fo:margin-bottom="0cm" fo:line-height="100%" fo:text-align="start" fo:text-indent="-0.761cm" style:punctuation-wrap="hanging" style:writing-mode="lr-tb">
        <style:tab-stops>
          <style:tab-stop style:position="0cm"/>
        </style:tab-stops>
      </style:paragraph-properties>
      <style:text-properties style:font-name="Century Schoolbook L" fo:hyphenate="false"/>
    </style:style>
    <style:style style:name="P7" style:family="paragraph">
      <style:paragraph-properties fo:margin-left="0cm" fo:margin-right="0cm" fo:margin-top="0.205cm" fo:margin-bottom="0cm" fo:line-height="100%" fo:text-align="start" fo:text-indent="0cm" style:punctuation-wrap="hanging" style:writing-mode="lr-tb">
        <style:tab-stops>
          <style:tab-stop style:position="0cm"/>
        </style:tab-stops>
      </style:paragraph-properties>
      <style:text-properties style:font-name="Century Schoolbook L" fo:hyphenate="false"/>
    </style:style>
    <style:style style:name="P8" style:family="paragraph">
      <style:paragraph-properties fo:margin-top="0cm" fo:margin-bottom="0cm" fo:line-height="100%" fo:text-align="center" style:punctuation-wrap="hanging" style:writing-mode="lr-tb"/>
      <style:text-properties style:font-name="Century Schoolbook L" fo:text-shadow="none" fo:hyphenate="false"/>
    </style:style>
    <style:style style:name="P9" style:family="paragraph">
      <style:paragraph-properties fo:text-align="start" style:font-independent-line-spacing="true"/>
      <style:text-properties style:font-name="Century Schoolbook L" fo:font-size="40pt" fo:text-shadow="none"/>
    </style:style>
    <style:style style:name="P10" style:family="paragraph">
      <style:paragraph-properties fo:text-align="start"/>
      <style:text-properties style:font-name="Century Schoolbook L" fo:font-size="26pt"/>
    </style:style>
    <style:style style:name="P11" style:family="paragraph">
      <style:paragraph-properties fo:text-align="center"/>
      <style:text-properties style:font-name="Century Schoolbook L" fo:font-size="40pt" style:font-size-asian="40pt" style:font-size-complex="40pt"/>
    </style:style>
    <style:style style:name="P12" style:family="paragraph">
      <style:paragraph-properties fo:text-align="start"/>
      <style:text-properties style:font-name="Century Schoolbook L" fo:font-size="20pt" style:font-size-asian="20pt" style:font-size-complex="20pt"/>
    </style:style>
    <style:style style:name="P13" style:family="paragraph">
      <style:text-properties style:font-name="Century Schoolbook L" fo:font-size="40pt" style:font-size-asian="40pt" style:font-size-complex="40pt"/>
    </style:style>
    <style:style style:name="P14" style:family="paragraph">
      <style:text-properties style:font-name="Century Schoolbook L" fo:font-size="20pt" style:font-size-asian="20pt" style:font-size-complex="20pt"/>
    </style:style>
    <style:style style:name="P15" style:family="paragraph">
      <style:text-properties fo:font-size="18pt" style:font-size-asian="18pt" style:font-size-complex="18pt"/>
    </style:style>
    <style:style style:name="T1" style:family="text">
      <style:text-properties fo:font-variant="normal" fo:text-transform="none" fo:color="#ffffff" style:text-line-through-style="none" style:text-line-through-type="none" style:text-position="0% 100%" style:font-name="Century Schoolbook 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font-variant="normal" fo:text-transform="none" fo:color="#696464" style:text-line-through-style="none" style:text-line-through-type="none" style:text-position="0% 100%" style:font-name="Century Schoolbook L"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entury Schoolbook L"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entury Schoolbook 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Schoolbook 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6" style:family="text">
      <style:text-properties fo:font-variant="normal" fo:text-transform="none" fo:color="#696464" style:text-line-through-style="none" style:text-line-through-type="none" style:text-position="0% 100%" style:font-name="Century Schoolbook L" fo:font-size="40pt" fo:letter-spacing="normal" fo:font-style="normal" fo:text-shadow="none" style:text-underline-style="none" fo:font-weight="normal" style:font-size-asian="40pt" style:font-style-asian="normal" style:font-weight-asian="normal" style:font-size-complex="40pt" style:font-style-complex="normal" style:font-weight-complex="normal"/>
    </style:style>
    <style:style style:name="T7" style:family="text">
      <style:text-properties style:font-name="Century Schoolbook L" fo:font-size="20pt" style:font-size-asian="20pt" style:font-size-complex="20pt"/>
    </style:style>
    <style:style style:name="T8" style:family="text">
      <style:text-properties style:font-name="Century Schoolbook L" fo:font-size="20pt" fo:font-weight="bold" style:font-size-asian="20pt" style:font-weight-asian="bold" style:font-size-complex="20pt" style:font-weight-complex="bold"/>
    </style:style>
    <style:style style:name="T9" style:family="text">
      <style:text-properties style:font-name="Century Schoolbook L" fo:font-size="20pt" fo:font-weight="normal" style:font-size-asian="20pt" style:font-weight-asian="normal" style:font-size-complex="20pt" style:font-weight-complex="normal"/>
    </style:style>
    <style:style style:name="T10" style:family="text">
      <style:text-properties style:font-name="Century Schoolbook L"/>
    </style:style>
    <style:style style:name="T11" style:family="text">
      <style:text-properties style:font-name="Century Schoolbook L" fo:font-size="40pt" style:font-size-asian="40pt" style:font-size-complex="40pt"/>
    </style:style>
    <style:style style:name="T12" style:family="text">
      <style:text-properties style:font-name="Century Schoolbook L" fo:font-size="18pt" style:font-size-asian="18pt" style:font-size-complex="18pt"/>
    </style:style>
    <style:style style:name="T13" style:family="text">
      <style:text-properties fo:font-size="18pt" style:font-size-asian="18pt" style:font-size-complex="18pt"/>
    </style:style>
    <style:style style:name="T14" style:family="text">
      <style:text-properties style:font-name="Century Schoolbook L" fo:font-size="18pt" fo:font-weight="bold" style:font-size-asian="18pt" style:font-weight-asian="bold" style:font-size-complex="18pt" style:font-weight-complex="bold"/>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761cm"/>
        <style:text-properties fo:color="#d34817" fo:font-size="8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2.859cm" svg:height="4.082cm" svg:x="1.27cm" svg:y="4.183cm" presentation:class="title" presentation:user-transformed="true">
          <draw:text-box>
            <text:p text:style-name="P1"><text:span text:style-name="T1">Design Patterns</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Types of Design Patterns"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3"><text:span text:style-name="T2">Types of Design Patterns</text:span></text:p>
          </draw:text-box>
        </draw:frame>
        <draw:frame draw:name="Content Placeholder 2" presentation:style-name="pr4" draw:text-style-name="P5" draw:layer="layout" svg:width="21.589cm" svg:height="12.699cm" svg:x="2.54cm" svg:y="4.022cm" presentation:class="outline" presentation:user-transformed="true">
          <draw:text-box>
            <text:list text:style-name="L3">
              <text:list-item>
                <text:p text:style-name="P4"><text:span text:style-name="T3">Creational Pattern</text:span></text:p>
              </text:list-item>
              <text:list-item>
                <text:p text:style-name="P4"><text:span text:style-name="T3">Structural Pattern</text:span></text:p>
              </text:list-item>
              <text:list-item>
                <text:p text:style-name="P4"><text:span text:style-name="T3">Behavioural Pattern</text:span></text:p>
              </text:list-item>
              <text:list-item>
                <text:p text:style-name="P4"><text:span text:style-name="T3">J2EE Pattern</text:span></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Singleton Pattern"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1"><text:span text:style-name="T2">Singleton Pattern</text:span></text:p>
          </draw:text-box>
        </draw:frame>
        <draw:frame draw:name="Content Placeholder 2" presentation:style-name="pr6" draw:text-style-name="P5" draw:layer="layout" svg:width="21.589cm" svg:height="12.699cm" svg:x="2.54cm" svg:y="4.022cm" presentation:class="outline" presentation:user-transformed="true">
          <draw:text-box>
            <text:list text:style-name="L3">
              <text:list-item>
                <text:p text:style-name="P4"><text:span text:style-name="T4">This pattern involves a single class which is responsible to create an object while making sure that only single object gets created.</text:span></text:p>
              </text:list-item>
              <text:list-item>
                <text:p text:style-name="P4"><text:span text:style-name="T5">Where to use &amp; benefits</text:span></text:p>
              </text:list-item>
            </text:list>
            <text:p text:style-name="P6"><text:span text:style-name="T4"><text:tab/></text:span><text:span text:style-name="T4">-Ensure unique instance by defining class final to prevent cloning.</text:span></text:p>
            <text:p text:style-name="P6"><text:span text:style-name="T4"><text:tab/></text:span><text:span text:style-name="T4">-May be extensible by the subclass by defining subclass final.</text:span></text:p>
            <text:p text:style-name="P6"><text:span text:style-name="T4"><text:tab/></text:span><text:span text:style-name="T4">-Make a method or a variable public or/and static.</text:span></text:p>
            <text:p text:style-name="P6"><text:span text:style-name="T4"><text:tab/></text:span><text:span text:style-name="T4">-Access to the instance by the way you provided.</text:span></text:p>
            <text:p text:style-name="P6"><text:span text:style-name="T4"><text:tab/></text:span><text:span text:style-name="T4">-Well control the instantiation of a class.</text:span></text:p>
            <text:p text:style-name="P6"><text:span text:style-name="T4"><text:tab/></text:span><text:span text:style-name="T4">-Define one value shared by all instances by making it static.</text:span></text:p>
            <text:p text:style-name="P6"><text:span text:style-name="T4"/></text:p>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5cm" svg:x="2.1cm" svg:y="14.107cm" presentation:class="notes" presentation:placeholder="true">
            <draw:text-box/>
          </draw:frame>
        </presentation:notes>
      </draw:page>
      <draw:page draw:name="Prototype Pattern"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1"><text:span text:style-name="T2">Prototype Pattern</text:span></text:p>
          </draw:text-box>
        </draw:frame>
        <draw:frame draw:name="Content Placeholder 2" presentation:style-name="pr6" draw:text-style-name="P5" draw:layer="layout" svg:width="21.589cm" svg:height="12.699cm" svg:x="2.54cm" svg:y="4.022cm" presentation:class="outline" presentation:user-transformed="true">
          <draw:text-box>
            <text:list text:style-name="L3">
              <text:list-item>
                <text:p text:style-name="P4"><text:span text:style-name="T4">This pattern involves implementing a prototype interface which tells to create a clone of the current object. This pattern is used when creation of object directly is costly.</text:span></text:p>
              </text:list-item>
              <text:list-item>
                <text:p text:style-name="P4"><text:span text:style-name="T5">Where to use &amp; benefits</text:span></text:p>
              </text:list-item>
            </text:list>
            <text:p text:style-name="P6"><text:span text:style-name="T4"><text:tab/></text:span><text:span text:style-name="T4">-When there are many subclasses that differ only in the kind of objects,</text:span></text:p>
            <text:p text:style-name="P6"><text:span text:style-name="T4"><text:tab/></text:span><text:span text:style-name="T4">-A system needs independent of how its objects are created, composed, and represented.</text:span></text:p>
            <text:p text:style-name="P6"><text:span text:style-name="T4"><text:tab/></text:span><text:span text:style-name="T4">-Dynamic binding or loading a method.</text:span></text:p>
            <text:p text:style-name="P6"><text:span text:style-name="T4"><text:tab/></text:span><text:span text:style-name="T4">-Use one instance to finish job just by changing its state or parameters.</text:span></text:p>
            <text:p text:style-name="P6"><text:span text:style-name="T4"><text:tab/></text:span><text:span text:style-name="T4">-Add and remove objects at runtime.</text:span></text:p>
            <text:p text:style-name="P6"><text:span text:style-name="T4"><text:tab/></text:span><text:span text:style-name="T4">-Specify new objects by changing its structure.</text:span></text:p>
            <text:p text:style-name="P6"><text:span text:style-name="T4"><text:tab/></text:span><text:span text:style-name="T4">-Configure an application with classes dynamically.</text:span></text:p>
            <text:p text:style-name="P7"><text:span text:style-name="T4"/></text:p>
            <text:p text:style-name="P7"><text:span text:style-name="T4"/></text:p>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5cm" svg:x="2.1cm" svg:y="14.107cm" presentation:class="notes" presentation:placeholder="true">
            <draw:text-box/>
          </draw:frame>
        </presentation:notes>
      </draw:page>
      <draw:page draw:name="Factory Pattern" draw:style-name="dp1" draw:master-page-name="Title_20_and_20_Content" presentation:presentation-page-layout-name="AL2T11">
        <draw:frame draw:name="Title 1" presentation:style-name="pr3" draw:text-style-name="P2" draw:layer="layout" svg:width="21.589cm" svg:height="2.36cm" svg:x="2.54cm" svg:y="0.763cm" presentation:class="title" presentation:user-transformed="true">
          <draw:text-box>
            <text:p text:style-name="P1"><text:span text:style-name="T2">Factory Pattern</text:span></text:p>
          </draw:text-box>
        </draw:frame>
        <draw:frame draw:name="Content Placeholder 2" presentation:style-name="pr6" draw:text-style-name="P5" draw:layer="layout" svg:width="21.589cm" svg:height="14.801cm" svg:x="2.54cm" svg:y="3.324cm" presentation:class="outline" presentation:user-transformed="true">
          <draw:text-box>
            <text:list text:style-name="L3">
              <text:list-item>
                <text:p text:style-name="P4"><text:span text:style-name="T4">In Factory pattern, we create object without exposing the creation logic to the client and refer to newly created object using a common interface.</text:span></text:p>
              </text:list-item>
              <text:list-item>
                <text:p text:style-name="P4"><text:span text:style-name="T5">Where to use &amp; benefits</text:span></text:p>
              </text:list-item>
            </text:list>
            <text:p text:style-name="P6"><text:span text:style-name="T4"><text:tab/></text:span><text:span text:style-name="T4">-Connect parallel class hierarchies.</text:span></text:p>
            <text:p text:style-name="P6"><text:span text:style-name="T4"><text:tab/></text:span><text:span text:style-name="T4">-A class wants its subclasses to specify the object.</text:span></text:p>
            <text:p text:style-name="P6"><text:span text:style-name="T4"><text:tab/></text:span><text:span text:style-name="T4">-A class cannot anticipate its subclasses, which must be created.</text:span></text:p>
            <text:p text:style-name="P6"><text:span text:style-name="T4"><text:tab/></text:span><text:span text:style-name="T4">-A family of objects needs to be separated by using shared interface.</text:span></text:p>
            <text:p text:style-name="P6"><text:span text:style-name="T4"><text:tab/></text:span><text:span text:style-name="T4">-The code needs to deal with interface, not implemented classes.</text:span></text:p>
            <text:p text:style-name="P6"><text:span text:style-name="T4"><text:tab/></text:span><text:span text:style-name="T4">-Hide concrete classes from the client.</text:span></text:p>
            <text:p text:style-name="P6"><text:span text:style-name="T4"><text:tab/></text:span><text:span text:style-name="T4">-Factory methods can be parameterized.</text:span></text:p>
            <text:p text:style-name="P6"><text:span text:style-name="T4"><text:tab/></text:span><text:span text:style-name="T4">-The returned object may be either abstract or concrete object.</text:span></text:p>
            <text:p text:style-name="P6"><text:span text:style-name="T4"><text:tab/></text:span><text:span text:style-name="T4">-Providing hooks for subclasses is more flexible than creating objects directly.</text:span></text:p>
            <text:p text:style-name="P6"><text:span text:style-name="T4"><text:tab/></text:span><text:span text:style-name="T4">-Follow naming conventions to help other developers to recognize the code structure.</text:span></text:p>
            <text:p text:style-name="P7"><text:span text:style-name="T4"/></text:p>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Abstract Factory Pattern"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1"><text:span text:style-name="T2">Abstract Factory Pattern</text:span></text:p>
          </draw:text-box>
        </draw:frame>
        <draw:frame draw:name="Content Placeholder 2" presentation:style-name="pr6" draw:text-style-name="P5" draw:layer="layout" svg:width="21.589cm" svg:height="12.699cm" svg:x="2.54cm" svg:y="4.022cm" presentation:class="outline" presentation:user-transformed="true">
          <draw:text-box>
            <text:list text:style-name="L3">
              <text:list-item>
                <text:p text:style-name="P4"><text:span text:style-name="T4">In Abstract Factory pattern an interface is responsible for creating a factory of related objects without explicitly specifying their classes. Each generated factory can give the objects as per the Factory pattern.</text:span></text:p>
              </text:list-item>
              <text:list-item>
                <text:p text:style-name="P4"><text:span text:style-name="T5">Where to use &amp; benefits</text:span></text:p>
              </text:list-item>
            </text:list>
            <text:p text:style-name="P6"><text:span text:style-name="T4"><text:tab/></text:span><text:span text:style-name="T4">- Creates families of related or dependent objects like Kit.</text:span></text:p>
            <text:p text:style-name="P6"><text:span text:style-name="T4"><text:tab/></text:span><text:span text:style-name="T4">- Provides a class library of products, exposing interface not implementation.</text:span></text:p>
            <text:p text:style-name="P6"><text:span text:style-name="T4"><text:tab/></text:span><text:span text:style-name="T4">- Needs to isolate concrete classes from their super classes.</text:span></text:p>
            <text:p text:style-name="P6"><text:span text:style-name="T4"><text:tab/></text:span><text:span text:style-name="T4">- A system needs independent of how its products are created, composed, and represented.</text:span></text:p>
            <text:p text:style-name="P6"><text:span text:style-name="T4"><text:tab/></text:span><text:span text:style-name="T4">- Try to enforce a constraint.</text:span></text:p>
            <text:p text:style-name="P6"><text:span text:style-name="T4"><text:tab/></text:span><text:span text:style-name="T4">- An alternative to Facade to hide platform-specific classes</text:span></text:p>
            <text:p text:style-name="P6"><text:span text:style-name="T4"><text:tab/></text:span><text:span text:style-name="T4">- Easily extensible to a system or a family</text:span></text:p>
            <text:p text:style-name="P7"><text:span text:style-name="T4"/></text:p>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5cm" svg:x="2.1cm" svg:y="14.107cm" presentation:class="notes" presentation:placeholder="true">
            <draw:text-box/>
          </draw:frame>
        </presentation:notes>
      </draw:page>
      <draw:page draw:name="Composite Pattern"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1"><text:span text:style-name="T2">Composite Pattern</text:span></text:p>
          </draw:text-box>
        </draw:frame>
        <draw:frame draw:name="Content Placeholder 2" presentation:style-name="pr6" draw:text-style-name="P5" draw:layer="layout" svg:width="21.589cm" svg:height="12.699cm" svg:x="2.54cm" svg:y="4.022cm" presentation:class="outline" presentation:user-transformed="true">
          <draw:text-box>
            <text:list text:style-name="L3">
              <text:list-item>
                <text:p text:style-name="P4"><text:span text:style-name="T4">This pattern creates a class that contains group of its own objects. This class provides ways to modify its group of same objects.</text:span></text:p>
              </text:list-item>
              <text:list-item>
                <text:p text:style-name="P4"><text:span text:style-name="T5">Where to use &amp; benefits</text:span></text:p>
              </text:list-item>
            </text:list>
            <text:p text:style-name="P6"><text:span text:style-name="T4"><text:tab/></text:span><text:span text:style-name="T4">-Want to represent a part-whole relationship like tree folder system.</text:span></text:p>
            <text:p text:style-name="P6"><text:span text:style-name="T4"><text:tab/></text:span><text:span text:style-name="T4">-Group components to form larger components, which in turn can be grouped to form still larger components.</text:span></text:p>
            <text:p text:style-name="P7"><text:span text:style-name="T4"/></text:p>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5cm" svg:x="2.1cm" svg:y="14.107cm" presentation:class="notes" presentation:placeholder="true">
            <draw:text-box/>
          </draw:frame>
        </presentation:notes>
      </draw:page>
      <draw:page draw:name="Adapter Pattern" draw:style-name="dp1" draw:master-page-name="Title_20_and_20_Content" presentation:presentation-page-layout-name="AL2T11">
        <draw:frame draw:name="Title 1" presentation:style-name="pr3" draw:text-style-name="P2" draw:layer="layout" svg:width="21.589cm" svg:height="3.174cm" svg:x="2.54cm" svg:y="0.763cm" presentation:class="title" presentation:user-transformed="true">
          <draw:text-box>
            <text:p text:style-name="P1"><text:span text:style-name="T2">Adapter Pattern</text:span></text:p>
          </draw:text-box>
        </draw:frame>
        <draw:frame draw:name="Content Placeholder 2" presentation:style-name="pr6" draw:text-style-name="P5" draw:layer="layout" svg:width="21.589cm" svg:height="12.699cm" svg:x="2.54cm" svg:y="4.022cm" presentation:class="outline" presentation:user-transformed="true">
          <draw:text-box>
            <text:list text:style-name="L3">
              <text:list-item>
                <text:p text:style-name="P4"><text:span text:style-name="T4">This pattern involves a single class which is responsible to join functionalities of independent or incompatible interfaces. </text:span></text:p>
              </text:list-item>
              <text:list-item>
                <text:p text:style-name="P4"><text:span text:style-name="T5">Where to use &amp; benefits</text:span></text:p>
              </text:list-item>
            </text:list>
            <text:p text:style-name="P6"><text:span text:style-name="T4"><text:tab/></text:span><text:span text:style-name="T4">-Try to match an interface(WindowAdapter, etc.)</text:span></text:p>
            <text:p text:style-name="P6"><text:span text:style-name="T4"><text:tab/></text:span><text:span text:style-name="T4">-Make unrelated classes work together.</text:span></text:p>
            <text:p text:style-name="P6"><text:span text:style-name="T4"><text:tab/></text:span><text:span text:style-name="T4">-Multiple compatibility.</text:span></text:p>
            <text:p text:style-name="P6"><text:span text:style-name="T4"><text:tab/></text:span><text:span text:style-name="T4">-Increase transparency of classes.</text:span></text:p>
            <text:p text:style-name="P6"><text:span text:style-name="T4"><text:tab/></text:span><text:span text:style-name="T4">-Make a pluggable kit.</text:span></text:p>
            <text:p text:style-name="P6"><text:span text:style-name="T4"><text:tab/></text:span><text:span text:style-name="T4">-Delegate objects.</text:span></text:p>
            <text:p text:style-name="P6"><text:span text:style-name="T4"><text:tab/></text:span><text:span text:style-name="T4">-Highly class reusable.</text:span></text:p>
            <text:p text:style-name="P6"><text:span text:style-name="T4"><text:tab/></text:span><text:span text:style-name="T4">-Achieve the goal by inheritance or by composition</text:span></text:p>
            <text:p text:style-name="P7"><text:span text:style-name="T4"/></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Decorator Pattern" draw:style-name="dp1" draw:master-page-name="Title_20_and_20_Content" presentation:presentation-page-layout-name="AL2T11">
        <draw:frame draw:name="Title 1" presentation:style-name="pr3" draw:text-style-name="P9" draw:layer="layout" svg:width="21.589cm" svg:height="3.174cm" svg:x="2.54cm" svg:y="0.763cm" presentation:class="title" presentation:user-transformed="true">
          <draw:text-box>
            <text:p text:style-name="P8"><text:span text:style-name="T6">Decorator Pattern</text:span></text:p>
          </draw:text-box>
        </draw:frame>
        <draw:frame draw:name="Content Placeholder 2" presentation:style-name="pr4" draw:text-style-name="P5" draw:layer="layout" svg:width="21.589cm" svg:height="12.699cm" svg:x="2.54cm" svg:y="4.022cm" presentation:class="outline" presentation:user-transformed="true">
          <draw:text-box>
            <text:list text:style-name="L5">
              <text:list-item>
                <text:p text:style-name="P10"><text:span text:style-name="T7">This pattern creates a decorator class which wraps the original class and provides additional functionality keeping class methods signature intact.</text:span></text:p>
              </text:list-item>
              <text:list-item>
                <text:p text:style-name="P10"><text:span text:style-name="T8">Where to use &amp; benefits</text:span></text:p>
                <text:p text:style-name="P10"><text:span text:style-name="T9">-</text:span><text:span text:style-name="T7">Provide an alternative to subclassing.</text:span></text:p>
                <text:p text:style-name="P10"><text:span text:style-name="T7">-Add new function to an object without affecting other objects.</text:span></text:p>
                <text:p text:style-name="P10"><text:span text:style-name="T7">-Make a responsibility easily added and removed dynamically.</text:span></text:p>
                <text:p text:style-name="P10"><text:span text:style-name="T7">-More flexibility than static inheritance.</text:span></text:p>
                <text:p text:style-name="P10"><text:span text:style-name="T7">-Transparent to the object.</text:span></text:p>
                <text:p text:style-name="P10"><text:span text:style-name="T10"/></text:p>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Title_20_and_20_Content" presentation:presentation-page-layout-name="AL1T0">
        <draw:frame presentation:style-name="pr7" draw:text-style-name="P11" draw:layer="layout" svg:width="21.589cm" svg:height="3.174cm" svg:x="2.54cm" svg:y="0.763cm" presentation:class="title">
          <draw:text-box>
            <text:p text:style-name="P11"><text:span text:style-name="T11">Flyweight Pattern</text:span></text:p>
          </draw:text-box>
        </draw:frame>
        <draw:frame presentation:style-name="pr8" draw:text-style-name="P12" draw:layer="layout" svg:width="21.589cm" svg:height="12.699cm" svg:x="2.54cm" svg:y="4.022cm" presentation:class="subtitle">
          <draw:text-box>
            <text:list text:style-name="L7">
              <text:list-item>
                <text:p text:style-name="P12"><text:span text:style-name="T7">Flyweight pattern tries to reuse already existing similar kind objects by storing them and creates new object when no matching object is found.</text:span></text:p>
              </text:list-item>
              <text:list-item>
                <text:p text:style-name="P12"><text:span text:style-name="T8">Where to use &amp; benefits</text:span></text:p>
                <text:p text:style-name="P12"><text:span text:style-name="T7">-Need to instantiate a large amount of small and fine-grained classes.</text:span></text:p>
                <text:p text:style-name="P12"><text:span text:style-name="T7">-Need icons to represent object.</text:span></text:p>
                <text:p text:style-name="P12"><text:span text:style-name="T7">-An object extrinsic state can be shared by classes.</text:span></text:p>
                <text:p text:style-name="P12"><text:span text:style-name="T7">-Reduce the number of objects created, decrease memory <text:s text:c="2"/></text:span><text:span text:style-name="T7"><text:tab/></text:span><text:span text:style-name="T7">footprint and increase performance.</text:span></text:p>
                <text:p text:style-name="P12"><text:span text:style-name="T7">-Increase runtime cost associated with transferring, finding, or computing extrinsic data.</text:span></text:p>
              </text:list-item>
            </text:list>
          </draw:text-box>
        </draw:frame>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3T1">
        <draw:frame presentation:style-name="pr10" draw:text-style-name="P13" draw:layer="layout" svg:width="21.589cm" svg:height="3.174cm" svg:x="2.54cm" svg:y="0.763cm" presentation:class="title" presentation:user-transformed="true">
          <draw:text-box>
            <text:p text:style-name="P11"><text:span text:style-name="T11">Proxy Pattern</text:span></text:p>
          </draw:text-box>
        </draw:frame>
        <draw:frame presentation:style-name="pr11" draw:text-style-name="P14" draw:layer="layout" svg:width="21.589cm" svg:height="12.699cm" svg:x="2.54cm" svg:y="4.022cm" presentation:class="outline">
          <draw:text-box>
            <text:list text:style-name="L5">
              <text:list-item>
                <text:p text:style-name="P14"><text:span text:style-name="T7">In proxy pattern, we create object having original object to interface its functionality to outer world.</text:span></text:p>
              </text:list-item>
              <text:list-item>
                <text:p text:style-name="P14"><text:span text:style-name="T8">Where to use &amp; benefits</text:span></text:p>
                <text:p text:style-name="P14"><text:span text:style-name="T7">-If creating an object is too expensive in time or memory.</text:span></text:p>
                <text:p text:style-name="P14"><text:span text:style-name="T7">-Postpone the creation until you need the actual object.</text:span></text:p>
                <text:p text:style-name="P14"><text:span text:style-name="T7">-Load a large image (time consuming).</text:span></text:p>
                <text:p text:style-name="P14"><text:span text:style-name="T7">-Load a remote object over network during peak periods.</text:span></text:p>
                <text:p text:style-name="P14"><text:span text:style-name="T7">-Access right is required to a complex system.</text:span></text:p>
              </text:list-item>
            </text:list>
          </draw:text-box>
        </draw:frame>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3T1">
        <draw:frame presentation:style-name="pr12" draw:text-style-name="P11" draw:layer="layout" svg:width="21.589cm" svg:height="3.174cm" svg:x="2.54cm" svg:y="0.763cm" presentation:class="title">
          <draw:text-box>
            <text:p text:style-name="P11"><text:span text:style-name="T11">Command Pattern</text:span></text:p>
          </draw:text-box>
        </draw:frame>
        <draw:frame presentation:style-name="pr11" draw:text-style-name="P14" draw:layer="layout" svg:width="21.589cm" svg:height="12.699cm" svg:x="2.54cm" svg:y="4.022cm" presentation:class="outline">
          <draw:text-box>
            <text:list text:style-name="L5">
              <text:list-item>
                <text:p text:style-name="P14"><text:span text:style-name="T7">A request is wrapped under an object as command and passed to invoker object. Invoker object looks for the appropriate object which can handle this command and passes the command to the corresponding object which executes the command.</text:span></text:p>
              </text:list-item>
              <text:list-item>
                <text:p text:style-name="P14"><text:span text:style-name="T8">Where to use &amp; benefits</text:span></text:p>
                <text:p text:style-name="P14"><text:span text:style-name="T7">-One action can be represented in many ways, like drop-down menu, buttons and popup menu.</text:span></text:p>
                <text:p text:style-name="P14"><text:span text:style-name="T7">-Need a callback function, i.e., register it somewhere to be called later.</text:span></text:p>
                <text:p text:style-name="P14"><text:span text:style-name="T7">-Specify and execute the request at different time</text:span></text:p>
                <text:p text:style-name="P14"><text:span text:style-name="T7">-Need to undo an action by storing its states for later retrieving.</text:span></text:p>
                <text:p text:style-name="P14"><text:span text:style-name="T7">-Decouple the object with its trigger</text:span></text:p>
                <text:p text:style-name="P14"><text:span text:style-name="T7">-Easily to be extensible by not touching the old structure.</text:span></text:p>
              </text:list-item>
            </text:list>
          </draw:text-box>
        </draw:frame>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3T1">
        <draw:frame presentation:style-name="pr12" draw:text-style-name="P13" draw:layer="layout" svg:width="21.589cm" svg:height="3.174cm" svg:x="2.54cm" svg:y="0.763cm" presentation:class="title" presentation:user-transformed="true">
          <draw:text-box>
            <text:p text:style-name="P11"><text:span text:style-name="T11">Iterator Pattern</text:span></text:p>
          </draw:text-box>
        </draw:frame>
        <draw:frame presentation:style-name="pr11" draw:text-style-name="P14" draw:layer="layout" svg:width="21.589cm" svg:height="12.699cm" svg:x="2.54cm" svg:y="4.022cm" presentation:class="outline">
          <draw:text-box>
            <text:list text:style-name="L5">
              <text:list-item>
                <text:p text:style-name="P14"><text:span text:style-name="T7">This pattern is used to get a way to access the elements of a collection object in sequential manner without any need to know its underlying representation.</text:span></text:p>
              </text:list-item>
              <text:list-item>
                <text:p text:style-name="P14"><text:span text:style-name="T8">Where to use &amp; benefits</text:span></text:p>
                <text:p text:style-name="P14"><text:span text:style-name="T7">-Use a standard interface to represent data objects.</text:span></text:p>
                <text:p text:style-name="P14"><text:span text:style-name="T7">-Use s standard iterator built in each standard collection, like List, Sort, or Map.</text:span></text:p>
                <text:p text:style-name="P14"><text:span text:style-name="T7">-Need to distinguish variations in the traversal of an aggregate.</text:span></text:p>
                <text:p text:style-name="P14"><text:span text:style-name="T7">-Similar to Enumeration class, but more effective.</text:span></text:p>
                <text:p text:style-name="P14"><text:span text:style-name="T7">-Need to filter out some info from an aggregated collection.</text:span></text:p>
              </text:list-item>
            </text:list>
          </draw:text-box>
        </draw:frame>
        <presentation:notes draw:style-name="dp2">
          <draw:page-thumbnail draw:style-name="gr1"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3T1">
        <draw:frame presentation:style-name="pr12" draw:text-style-name="P13" draw:layer="layout" svg:width="21.589cm" svg:height="3.174cm" svg:x="2.54cm" svg:y="0.763cm" presentation:class="title" presentation:user-transformed="true">
          <draw:text-box>
            <text:p text:style-name="P11"><text:span text:style-name="T11">Strategy Pattern</text:span></text:p>
          </draw:text-box>
        </draw:frame>
        <draw:frame presentation:style-name="pr11" draw:text-style-name="P14" draw:layer="layout" svg:width="22.329cm" svg:height="14.178cm" svg:x="1.8cm" svg:y="4.022cm" presentation:class="outline" presentation:user-transformed="true">
          <draw:text-box>
            <text:list text:style-name="L5">
              <text:list-item>
                <text:p text:style-name="P14"><text:span text:style-name="T7">In Strategy pattern, we create objects which represent various strategies and a context object whose behavior varies as per its strategy object. The strategy object changes the executing algorithm of the context object.</text:span></text:p>
              </text:list-item>
              <text:list-item>
                <text:p text:style-name="P14"><text:span text:style-name="T8">Where to use &amp; benefits</text:span></text:p>
                <text:p text:style-name="P14"><text:span text:style-name="T7">-Encapsulate various algorithms to do more or less the same thing.</text:span></text:p>
                <text:p text:style-name="P14"><text:span text:style-name="T7">-Need one of several algorithms dynamically.</text:span></text:p>
                <text:p text:style-name="P14"><text:span text:style-name="T7">-The algorithms are exchangeable and vary independently</text:span></text:p>
                <text:p text:style-name="P14"><text:span text:style-name="T7">-Configure a class with one of many related classes (behaviors).</text:span></text:p>
                <text:p text:style-name="P14"><text:span text:style-name="T7">-Avoid exposing complex and algorithm-specific structures.</text:span></text:p>
                <text:p text:style-name="P14"><text:span text:style-name="T7">-Data is transparent to the clients.</text:span></text:p>
                <text:p text:style-name="P14"><text:span text:style-name="T7">-Reduce multiple conditional statements.</text:span></text:p>
                <text:p text:style-name="P14"><text:span text:style-name="T7">-Provide an alternative to subclassing.</text:span></text:p>
              </text:list-item>
            </text:list>
          </draw:text-box>
        </draw:frame>
        <presentation:notes draw:style-name="dp2">
          <draw:page-thumbnail draw:style-name="gr1"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3T1">
        <draw:frame presentation:style-name="pr12" draw:text-style-name="P13" draw:layer="layout" svg:width="21.589cm" svg:height="3.174cm" svg:x="2.54cm" svg:y="0.763cm" presentation:class="title" presentation:user-transformed="true">
          <draw:text-box>
            <text:p text:style-name="P11"><text:span text:style-name="T11">Template Pattern</text:span></text:p>
          </draw:text-box>
        </draw:frame>
        <draw:frame presentation:style-name="pr11" draw:text-style-name="P15" draw:layer="layout" svg:width="21.589cm" svg:height="12.699cm" svg:x="2.54cm" svg:y="4.022cm" presentation:class="outline" presentation:user-transformed="true">
          <draw:text-box>
            <text:list text:style-name="L5">
              <text:list-item>
                <text:p text:style-name="P15"><text:span text:style-name="T12">In Template pattern, an abstract class exposes defined way(s)/template(s) to execute its methods. Its subclasses can override the method implementation as per need but the invocation is to be in the same way as defined by an abstract class.</text:span><text:span text:style-name="T13"> </text:span></text:p>
              </text:list-item>
              <text:list-item>
                <text:p text:style-name="P15"><text:span text:style-name="T14">Where to use &amp; benefits</text:span></text:p>
                <text:p text:style-name="P15"><text:span text:style-name="T12">-To make many similar operations template.</text:span></text:p>
                <text:p text:style-name="P15"><text:span text:style-name="T12">-From many specialized operations to a generalized operation.</text:span></text:p>
                <text:p text:style-name="P15"><text:span text:style-name="T12">-Refactor common behavior to simplify code.</text:span></text:p>
                <text:p text:style-name="P15"><text:span text:style-name="T12">-Algorithm related improvement.</text:span></text:p>
                <text:p text:style-name="P15"><text:span text:style-name="T12">-Need good coding skill to conquer it.</text:span></text:p>
                <text:p text:style-name="P15"><text:span text:style-name="T12">-May be hard to read for novice.</text:span></text:p>
                <text:p text:style-name="P15"><text:span text:style-name="T12">-Easy to produce ambiguity if not written well.</text:span></text:p>
              </text:list-item>
            </text:list>
          </draw:text-box>
        </draw:frame>
        <presentation:notes draw:style-name="dp2">
          <draw:page-thumbnail draw:style-name="gr1"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3T1">
        <draw:frame presentation:style-name="pr12" draw:text-style-name="P13" draw:layer="layout" svg:width="21.589cm" svg:height="3.174cm" svg:x="2.54cm" svg:y="0.763cm" presentation:class="title">
          <draw:text-box>
            <text:p text:style-name="P13"><text:span text:style-name="T11">Chain Of Responsibility Pattern</text:span></text:p>
          </draw:text-box>
        </draw:frame>
        <draw:frame presentation:style-name="pr11" draw:text-style-name="P14" draw:layer="layout" svg:width="21.589cm" svg:height="12.699cm" svg:x="2.54cm" svg:y="4.022cm" presentation:class="outline">
          <draw:text-box>
            <text:list text:style-name="L5">
              <text:list-item>
                <text:p text:style-name="P14"><text:span text:style-name="T7">In this pattern, normally each receiver contains reference to another receiver. If one object cannot handle the request then it passes the same to the next receiver and so on.</text:span></text:p>
              </text:list-item>
              <text:list-item>
                <text:p text:style-name="P14"><text:span text:style-name="T8">Where to use &amp; benefits</text:span></text:p>
                <text:p text:style-name="P14"><text:span text:style-name="T7">-One request should be handled by more than one object.</text:span></text:p>
                <text:p text:style-name="P14"><text:span text:style-name="T7">-Don't know which object should handle a request, probably more than one object will handle it automatically.</text:span></text:p>
                <text:p text:style-name="P14"><text:span text:style-name="T7">-Reduce coupling.</text:span></text:p>
                <text:p text:style-name="P14"><text:span text:style-name="T7">-Flexible in handling a request.</text:span></text:p>
              </text:list-item>
            </text:list>
          </draw:text-box>
        </draw:frame>
        <presentation:notes draw:style-name="dp2">
          <draw:page-thumbnail draw:style-name="gr1" draw:layer="layout" svg:width="14.848cm" svg:height="11.136cm" svg:x="3.075cm" svg:y="2.257cm" draw:page-number="16"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anklin Gothic Book" svg:font-family="'Franklin Gothic Book'"/>
    <style:font-face style:name="Perpetua1" svg:font-family="Perpetua"/>
    <style:font-face style:name="Franklin Gothic Book2" svg:font-family="'Franklin Gothic Book'" style:font-family-generic="swiss"/>
    <style:font-face style:name="Franklin Gothic Book1" svg:font-family="'Franklin Gothic Book'" style:font-pitch="variable"/>
    <style:font-face style:name="Liberation Sans1" svg:font-family="'Liberation Sans'" style:font-pitch="variable"/>
    <style:font-face style:name="Liberation Serif1" svg:font-family="'Liberation Serif'" style:font-pitch="variable"/>
    <style:font-face style:name="Perpetua" svg:font-family="Perpetua" style:font-pitch="variable"/>
    <style:font-face style:name="Purisa" svg:font-family="Purisa"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msFillBitmap_20_1" draw:display-name="msFillBitmap 1" xlink:href="Pictures/100000000000001000000001FE26427F.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bitmap" draw:fill-image-name="msFillBitmap_20_1" draw:fill-image-width="0.31cm" draw:fill-image-height="0.019cm" style:repeat="repeat" draw:fill-image-ref-point-x="0%" draw:fill-image-ref-point-y="0%" draw:fill-image-ref-point="top-left"/>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2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6pt" style:language-asian="en" style:country-asian="US" style:font-style-asian="normal" style:font-weight-asian="normal" style:font-name-complex="FreeSans" style:font-family-complex="FreeSans" style:font-family-generic-complex="system" style:font-pitch-complex="variable" style:font-size-complex="26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Perpetua1" fo:font-family="Perpetu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Perpetua1" fo:font-family="Perpetua"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draw:fill-image-width="0.31cm" draw:fill-image-height="0.019cm" style:repeat="repeat" draw:fill-image-ref-point-x="0%" draw:fill-image-ref-point-y="0%" draw:fill-image-ref-point="top-lef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fill="solid" draw:fill-color="#ffffff" draw:textarea-vertical-align="middle" draw:auto-grow-height="false" draw:fit-to-size="false" fo:padding-top="0.125cm" fo:padding-bottom="0.125cm" fo:padding-left="0.25cm" fo:padding-right="0.25cm" fo:wrap-option="wrap"/>
    </style:style>
    <style:style style:name="Mgr4" style:family="graphic" style:parent-style-name="standard">
      <style:graphic-properties draw:stroke="solid" svg:stroke-width="0.018cm" svg:stroke-color="#000000" draw:fill="solid" draw:fill-color="#ffffff"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5" style:family="graphic" style:parent-style-name="standard">
      <style:graphic-properties draw:stroke="none" svg:stroke-width="0.053cm" draw:fill="solid" draw:fill-color="#d34817"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6" style:family="graphic" style:parent-style-name="standard">
      <style:graphic-properties draw:stroke="none" svg:stroke-width="0.053cm" draw:fill="solid" draw:fill-color="#e5b1ab"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gr7" style:family="graphic" style:parent-style-name="standard">
      <style:graphic-properties draw:stroke="none" svg:stroke-width="0.053cm" draw:fill="solid" draw:fill-color="#918485" draw:textarea-vertical-align="middle" draw:auto-grow-height="false" draw:fit-to-size="false" fo:padding-top="0.125cm" fo:padding-bottom="0.125cm" fo:padding-left="0.25cm" fo:padding-right="0.25cm" fo:wrap-option="wrap" draw:shadow="visible" draw:shadow-offset-x="0cm" draw:shadow-offset-y="0.071cm" draw:shadow-color="#000000" draw:shadow-opacity="50%"/>
    </style:style>
    <style:style style:name="Mpr1" style:family="presentation" style:parent-style-name="Title_20_Slid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2" style:family="presentation" style:parent-style-name="Title_20_Slide-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3" style:family="presentation" style:parent-style-name="Title_20_Slide-title">
      <style:graphic-properties draw:stroke="none" svg:stroke-width="0cm" draw:fill="none" draw:textarea-vertical-align="middle" draw:auto-grow-height="false" draw:fit-to-size="false" fo:min-height="3.181cm" fo:padding-top="0.125cm" fo:padding-bottom="0.254cm" fo:padding-left="0.25cm" fo:padding-right="0.25cm" fo:wrap-option="wrap"/>
    </style:style>
    <style:style style:name="Mpr4" style:family="presentation" style:parent-style-name="Title_20_Slide-backgroundobjects">
      <style:graphic-properties draw:stroke="none" draw:fill="none" draw:fill-color="#ffffff" draw:auto-grow-height="false" fo:min-height="1.485cm"/>
    </style:style>
    <style:style style:name="Mpr5" style:family="presentation" style:parent-style-name="Title_20_Slide-backgroundobjects">
      <style:graphic-properties draw:stroke="none" draw:fill="none" draw:fill-color="#ffffff" draw:textarea-vertical-align="bottom" draw:auto-grow-height="false" fo:min-height="1.485cm"/>
    </style:style>
    <style:style style:name="Mpr6" style:family="presentation" style:parent-style-name="Title_20_and_20_Content-title">
      <style:graphic-properties draw:stroke="none" svg:stroke-width="0cm" draw:fill="none" draw:textarea-vertical-align="bottom" draw:auto-grow-height="false" draw:fit-to-size="false" fo:min-height="3.181cm" fo:padding-top="0.125cm" fo:padding-bottom="0.254cm" fo:padding-left="0.25cm" fo:padding-right="0.25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8" style:family="presentation" style:parent-style-name="Title_20_and_20_Content-backgroundobjects">
      <style:graphic-properties draw:stroke="none" svg:stroke-width="0cm" draw:fill="solid" draw:fill-color="#d34817" draw:textarea-horizontal-align="center" draw:textarea-vertical-align="middle" draw:auto-grow-height="false" draw:fit-to-size="false" fo:min-height="11.049cm" fo:padding-top="0cm" fo:padding-bottom="0cm" fo:padding-left="0cm" fo:padding-right="0cm" fo:wrap-option="wrap"/>
    </style:style>
    <style:style style:name="Mpr9" style:family="presentation" style:parent-style-name="Title_20_and_20_Content-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10" style:family="presentation" style:parent-style-name="Title_20_and_20_Content-backgroundobjects">
      <style:graphic-properties draw:stroke="none" draw:fill="none" draw:fill-color="#ffffff" draw:auto-grow-height="false" fo:min-height="1.485cm"/>
    </style:style>
    <style:style style:name="Mpr11"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5" style:family="paragraph">
      <style:paragraph-properties fo:text-align="start" style:font-independent-line-spacing="true"/>
      <style:text-properties fo:font-size="14pt" style:font-size-asian="14pt" style:font-size-complex="14pt"/>
    </style:style>
    <style:style style:name="MP6"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7" style:family="paragraph">
      <style:paragraph-properties fo:margin-top="0cm" fo:margin-bottom="0cm" fo:line-height="100%" fo:text-align="center" style:punctuation-wrap="hanging" style:writing-mode="lr-tb"/>
      <style:text-properties fo:font-size="40pt" fo:hyphenate="false"/>
    </style:style>
    <style:style style:name="MP8" style:family="paragraph">
      <style:paragraph-properties fo:text-align="start" style:font-independent-line-spacing="true"/>
      <style:text-properties fo:font-size="40pt"/>
    </style:style>
    <style:style style:name="MP9" style:family="paragraph">
      <style:paragraph-properties fo:margin-top="0cm" fo:margin-bottom="0cm" fo:line-height="100%" fo:text-align="start" style:punctuation-wrap="hanging" style:writing-mode="lr-tb"/>
      <style:text-properties fo:font-size="40pt" fo:hyphenate="false"/>
    </style:style>
    <style:style style:name="MP10"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1" style:family="paragraph">
      <style:paragraph-properties fo:text-align="start"/>
      <style:text-properties fo:font-size="26pt"/>
    </style:style>
    <style:style style:name="MP12" style:family="paragraph">
      <style:paragraph-properties fo:margin-left="0cm" fo:margin-right="0cm" fo:margin-top="0.205cm" fo:margin-bottom="0cm" fo:line-height="100%" fo:text-align="start" fo:text-indent="0cm" style:punctuation-wrap="hanging" style:writing-mode="lr-tb"/>
      <style:text-properties fo:font-size="26pt" fo:hyphenate="false"/>
    </style:style>
    <style:style style:name="MP13" style:family="paragraph">
      <style:paragraph-properties fo:margin-left="0cm" fo:margin-right="0cm" fo:margin-top="0.131cm" fo:margin-bottom="0cm" fo:line-height="100%" fo:text-align="start" fo:text-indent="0cm" style:punctuation-wrap="hanging" style:writing-mode="lr-tb"/>
      <style:text-properties fo:font-size="26pt" fo:hyphenate="false"/>
    </style:style>
    <style:style style:name="MP14" style:family="paragraph">
      <style:paragraph-properties fo:text-align="start" style:font-independent-line-spacing="true"/>
      <style:text-properties fo:font-size="26pt"/>
    </style:style>
    <style:style style:name="MT1" style:family="text">
      <style:text-properties fo:font-variant="normal" fo:text-transform="none" fo:color="#696464" style:text-line-through-style="none" style:text-line-through-type="none" style:text-position="0% 100%" style:font-name="Perpetua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Franklin Gothic Book"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4" style:family="text">
      <style:text-properties fo:font-variant="normal" fo:text-transform="none" fo:color="#696464" style:text-line-through-style="none" style:text-line-through-type="none" style:text-position="0% 100%" style:font-name="Franklin Gothic Book"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Perpetua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Perpetua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Perpetua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69646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min-label-width="0.6cm"/>
        <style:text-properties fo:color="#69646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761cm"/>
        <style:text-properties fo:font-family="'Wingdings 2'" style:font-charset="x-symbol" fo:color="#d34817" fo:font-size="85%"/>
      </text:list-level-style-bullet>
      <text:list-level-style-bullet text:level="2" text:bullet-char="">
        <style:list-level-properties text:space-before="0.89cm" text:min-label-width="0.634cm"/>
        <style:text-properties fo:font-family="'Wingdings 2'" style:font-charset="x-symbol" fo:color="#9b2d1f" fo:font-size="85%"/>
      </text:list-level-style-bullet>
      <text:list-level-style-bullet text:level="3" text:bullet-char="">
        <style:list-level-properties text:space-before="1.652cm" text:min-label-width="0.634cm"/>
        <style:text-properties fo:font-family="'Wingdings 2'" style:font-charset="x-symbol" fo:color="#e5b1ab" fo:font-size="85%"/>
      </text:list-level-style-bullet>
      <text:list-level-style-bullet text:level="4" text:bullet-char="">
        <style:list-level-properties text:space-before="2.414cm" text:min-label-width="0.634cm"/>
        <style:text-properties fo:font-family="'Wingdings 2'" style:font-charset="x-symbol" fo:color="#a28e6a" fo:font-size="80%"/>
      </text:list-level-style-bullet>
      <text:list-level-style-bullet text:level="5" text:bullet-char="o">
        <style:list-level-properties text:space-before="3.176cm" text:min-label-width="0.634cm"/>
        <style:text-properties fo:font-family="StarSymbol" fo:color="#a28e6a"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Title_20_Slide" style:display-name="Title Slide" style:page-layout-name="PM1" draw:style-name="Mdp1">
      <draw:custom-shape draw:name="Rectangle 8" draw:style-name="Mgr3" draw:text-style-name="MP3" draw:layer="backgroundobjects" drawooo:display="printer"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drawooo:display="printer"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11"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12" draw:style-name="Mgr4" draw:text-style-name="MP3" draw:layer="backgroundobjects" svg:width="25.036cm" svg:height="18.588cm" svg:x="0.181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Date Placeholder 27" presentation:style-name="Mpr1" draw:text-style-name="MP5" draw:layer="backgroundobjects" svg:width="6.878cm" svg:height="1.322cm" svg:x="17.145cm" svg:y="17.198cm" presentation:class="date-time" presentation:user-transformed="true">
        <draw:text-box>
          <text:p text:style-name="MP4"><text:span text:style-name="MT1"><text:date style:data-style-name="D1" text:date-value="2016-01-29">29/01/16</text:date></text:span></text:p>
        </draw:text-box>
      </draw:frame>
      <draw:frame draw:name="Footer Placeholder 16" presentation:style-name="Mpr1" draw:text-style-name="MP5" draw:layer="backgroundobjects" svg:width="11.006cm" svg:height="1.269cm" svg:x="2.54cm" svg:y="17.145cm" presentation:class="footer" presentation:user-transformed="true">
        <draw:text-box>
          <text:p/>
        </draw:text-box>
      </draw:frame>
      <draw:frame draw:name="Slide Number Placeholder 28" presentation:style-name="Mpr2" draw:text-style-name="MP5" draw:layer="backgroundobjects" svg:width="1.269cm" svg:height="1.269cm" svg:x="0.406cm" svg:y="17.251cm" presentation:class="page-number" presentation:user-transformed="true">
        <draw:text-box>
          <text:p text:style-name="MP6"><text:span text:style-name="MT2"><text:page-number>&lt;number&gt;</text:page-number></text:span></text:p>
        </draw:text-box>
      </draw:frame>
      <draw:custom-shape draw:name="Rectangle 6" draw:style-name="Mgr5" draw:text-style-name="MP3" draw:layer="backgroundobjects" svg:width="25.059cm" svg:height="4.242cm" svg:x="0.175cm" svg:y="4.02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6" draw:text-style-name="MP3" draw:layer="backgroundobjects" svg:width="25.059cm" svg:height="0.334cm" svg:x="0.175cm" svg:y="3.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3" draw:layer="backgroundobjects" svg:width="25.059cm" svg:height="0.306cm" svg:x="0.175cm" svg:y="8.26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7" presentation:style-name="Mpr3" draw:text-style-name="MP8" draw:layer="backgroundobjects" svg:width="22.859cm" svg:height="4.082cm" svg:x="1.27cm" svg:y="4.183cm" presentation:class="title" presentation:user-transformed="true">
        <draw:text-box>
          <text:p text:style-name="MP7"><text:span text:style-name="MT3">Click to edit the title text format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Title_20_and_20_Content" style:display-name="Title and Content" style:page-layout-name="PM1" draw:style-name="Mdp2">
      <draw:custom-shape draw:name="Rectangle 8" draw:style-name="Mgr3" draw:text-style-name="MP3" draw:layer="backgroundobjects" svg:width="25.399cm" svg:height="19.049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ounded Rectangle 7" draw:style-name="Mgr4" draw:text-style-name="MP3" draw:layer="backgroundobjects" svg:width="25.036cm" svg:height="18.592cm" svg:x="0.178cm" svg:y="0.194cm">
        <text:p/>
        <draw:enhanced-geometry draw:mirror-horizontal="false" draw:mirror-vertical="false" draw:text-areas="?f5 ?f5 ?f6 ?f7" svg:viewBox="0 0 0 0" draw:type="ooxml-roundRect" draw:modifiers="49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le 1" presentation:style-name="Mpr6" draw:text-style-name="MP8" draw:layer="backgroundobjects" svg:width="21.589cm" svg:height="3.174cm" svg:x="2.54cm" svg:y="0.763cm" presentation:class="title" presentation:user-transformed="true">
        <draw:text-box>
          <text:p text:style-name="MP9"><text:span text:style-name="MT4">Click to edit the title text formatClick to edit Master title style</text:span></text:p>
        </draw:text-box>
      </draw:frame>
      <draw:frame draw:name="Date Placeholder 3" presentation:style-name="Mpr7" draw:text-style-name="MP5" draw:layer="backgroundobjects" svg:width="6.878cm" svg:height="1.322cm" svg:x="17.145cm" svg:y="17.198cm" presentation:class="date-time" presentation:user-transformed="true">
        <draw:text-box>
          <text:p text:style-name="MP4"><text:span text:style-name="MT1"><text:date style:data-style-name="D1" text:date-value="2016-01-29">29/01/16</text:date></text:span></text:p>
        </draw:text-box>
      </draw:frame>
      <draw:frame draw:name="Footer Placeholder 4" presentation:style-name="Mpr7" draw:text-style-name="MP5" draw:layer="backgroundobjects" svg:width="11.006cm" svg:height="1.269cm" svg:x="2.54cm" svg:y="17.145cm" presentation:class="footer" presentation:user-transformed="true">
        <draw:text-box>
          <text:p/>
        </draw:text-box>
      </draw:frame>
      <draw:frame draw:name="Slide Number Placeholder 5" presentation:style-name="Mpr8" draw:text-style-name="MP5" draw:layer="backgroundobjects" svg:width="1.269cm" svg:height="1.269cm" svg:x="0.406cm" svg:y="17.251cm" presentation:class="page-number" presentation:user-transformed="true">
        <draw:text-box>
          <text:p text:style-name="MP10"><text:span text:style-name="MT2"><text:page-number>&lt;number&gt;</text:page-number></text:span></text:p>
        </draw:text-box>
      </draw:frame>
      <draw:frame draw:name="Content Placeholder 7" presentation:style-name="Mpr9" draw:text-style-name="MP14" draw:layer="backgroundobjects" svg:width="21.589cm" svg:height="12.699cm" svg:x="2.54cm" svg:y="4.022cm" presentation:class="outline" presentation:user-transformed="true">
        <draw:text-box>
          <text:list text:style-name="ML7">
            <text:list-item>
              <text:p text:style-name="MP11"><text:span text:style-name="MT5">Click to edit the outline text format</text:span></text:p>
              <text:list>
                <text:list-item>
                  <text:p text:style-name="MP11"><text:span text:style-name="MT5">Second Outline Level</text:span></text:p>
                  <text:list>
                    <text:list-item>
                      <text:p text:style-name="MP11"><text:span text:style-name="MT5">Third Outline Level</text:span></text:p>
                      <text:list>
                        <text:list-item>
                          <text:p text:style-name="MP11"><text:span text:style-name="MT5">Fourth Outline Level</text:span></text:p>
                          <text:list>
                            <text:list-item>
                              <text:p text:style-name="MP11"><text:span text:style-name="MT5">Fifth Outline Level</text:span></text:p>
                              <text:list>
                                <text:list-item>
                                  <text:p text:style-name="MP11"><text:span text:style-name="MT5">Sixth Outline Level</text:span></text:p>
                                </text:list-item>
                              </text:list>
                            </text:list-item>
                          </text:list>
                        </text:list-item>
                      </text:list>
                    </text:list-item>
                  </text:list>
                </text:list-item>
              </text:list>
            </text:list-item>
          </text:list>
          <text:list text:style-name="ML8">
            <text:list-item>
              <text:p text:style-name="MP12"><text:span text:style-name="MT5">Seventh Outline LevelClick to edit Master text styles</text:span></text:p>
            </text:list-item>
          </text:list>
          <text:list text:style-name="ML9">
            <text:list-item>
              <text:list>
                <text:list-item>
                  <text:p text:style-name="MP13"><text:span text:style-name="MT6">Second level</text:span></text:p>
                </text:list-item>
              </text:list>
            </text:list-item>
          </text:list>
          <text:list text:style-name="ML10">
            <text:list-item>
              <text:list>
                <text:list-item>
                  <text:list>
                    <text:list-item>
                      <text:p text:style-name="MP13"><text:span text:style-name="MT7">Third level</text:span></text:p>
                    </text:list-item>
                  </text:list>
                </text:list-item>
              </text:list>
            </text:list-item>
          </text:list>
          <text:list text:style-name="ML11">
            <text:list-item>
              <text:list>
                <text:list-item>
                  <text:list>
                    <text:list-item>
                      <text:list>
                        <text:list-item>
                          <text:p text:style-name="MP13"><text:span text:style-name="MT7">Fourth level</text:span></text:p>
                        </text:list-item>
                      </text:list>
                    </text:list-item>
                  </text:list>
                </text:list-item>
              </text:list>
            </text:list-item>
          </text:list>
          <text:list text:style-name="ML12">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presentation:notes style:page-layout-name="PM0">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presentation:header/></text:p>
          </draw:text-box>
        </draw:frame>
        <draw:frame presentation:style-name="Mpr10" draw:text-style-name="MP2" draw:layer="backgroundobjects" svg:width="9.113cm" svg:height="1.484cm" svg:x="11.886cm" svg:y="0cm" presentation:class="date-time">
          <draw:text-box>
            <text:p text:style-name="MP2"><presentation:date-time/></text:p>
          </draw:text-box>
        </draw:frame>
        <draw:frame presentation:style-name="Mpr11" draw:text-style-name="MP1" draw:layer="backgroundobjects" svg:width="9.113cm" svg:height="1.484cm" svg:x="0cm" svg:y="28.215cm" presentation:class="footer">
          <draw:text-box>
            <text:p text:style-name="MP1"><presentation:footer/></text:p>
          </draw:text-box>
        </draw:frame>
        <draw:frame presentation:style-name="Mpr11"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esign Patterns</dc:title>
    <meta:initial-creator>Mansi</meta:initial-creator>
    <meta:editing-cycles>15</meta:editing-cycles>
    <meta:creation-date>2016-01-28T15:36:14</meta:creation-date>
    <dc:date>2016-01-29T10:36:36.000365645</dc:date>
    <meta:editing-duration>PT2M27S</meta:editing-duration>
    <meta:generator>LibreOffice/4.2.8.2$Linux_X86_64 LibreOffice_project/420m0$Build-2</meta:generator>
    <meta:document-statistic meta:object-count="104"/>
    <meta:user-defined meta:name="AppVersion">12.0000</meta:user-defined>
    <meta:user-defined meta:name="Company">Grizli777</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Equity" xlink:href=""/>
  </office:meta>
</office:document-meta>
</file>